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Arial" fo:font-size="14pt" officeooo:rsid="0010079d" officeooo:paragraph-rsid="0010079d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4pt" officeooo:rsid="0010079d" officeooo:paragraph-rsid="0010079d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officeooo:rsid="0010079d" officeooo:paragraph-rsid="001124e0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4pt" officeooo:rsid="0010079d" officeooo:paragraph-rsid="0013379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officeooo:rsid="00112433" officeooo:paragraph-rsid="0011243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officeooo:rsid="001124e0" officeooo:paragraph-rsid="001124e0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4pt" officeooo:rsid="00119740" officeooo:paragraph-rsid="00119740" style:font-size-asian="14pt" style:font-size-complex="14pt"/>
    </style:style>
    <style:style style:name="T1" style:family="text">
      <style:text-properties officeooo:rsid="00112433"/>
    </style:style>
    <style:style style:name="T2" style:family="text">
      <style:text-properties officeooo:rsid="00119740"/>
    </style:style>
    <style:style style:name="T3" style:family="text">
      <style:text-properties officeooo:rsid="0011aff8"/>
    </style:style>
    <style:style style:name="T4" style:family="text">
      <style:text-properties fo:color="#000000" style:text-underline-style="none"/>
    </style:style>
    <style:style style:name="T5" style:family="text">
      <style:text-properties fo:color="#000000" style:text-underline-style="none" officeooo:rsid="0011af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OLICIT<text:span text:style-name="T1">O</text:span>: C<text:span text:style-name="T1">onstancia de</text:span> B<text:span text:style-name="T1">achiller en trámite.</text:span></text:p>
      <text:p text:style-name="P1"/>
      <text:p text:style-name="P1"/>
      <text:p text:style-name="P1"/>
      <text:p text:style-name="P2">SEÑOR DECANO DE LA FACULTAD DE CIENCIAS DE LA UNIVERSIDAD NACIONAL DE INGENIERÍA.</text:p>
      <text:p text:style-name="P2"/>
      <text:p text:style-name="P2"/>
      <text:p text:style-name="P2"/>
      <text:p text:style-name="P5">De mi mayor consideración:</text:p>
      <text:p text:style-name="P2"/>
      <text:p text:style-name="P2">Yo, Oscar Huarcaya Canal, egresado de la especialidad de CIENCIA DE LA COMPUTACIÓN, con código 20104107k, de la Promoción <text:s/>2017-II ante usted, con el debido respeto me presento y expongo lo siguiente:</text:p>
      <text:p text:style-name="P2"/>
      <text:p text:style-name="P4"><text:span text:style-name="T1">Solicito a usted, se me pueda emitir una constancia que ratifique e indique que yo he culminado mi carrera y que el grado académico de Bachiller en Ciencias con mención en Ciencia de la Computación está en proceso de trámite.</text:span></text:p>
      <text:p text:style-name="P4"/>
      <text:p text:style-name="P4"/>
      <text:p text:style-name="P7">Por lo tanto, pido a usted acceder a mi solicitud por ser de su competencia.</text:p>
      <text:p text:style-name="P7"/>
      <text:p text:style-name="P7"/>
      <text:p text:style-name="P7">UNI, 07 de Marzo del 2018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_____________________________________</text:p>
      <text:p text:style-name="P7">Nombre y apellidos: <text:tab/>Oscar Huarcaya Canal</text:p>
      <text:p text:style-name="P7">Dirección e-mail:<text:tab/><text:tab/><text:span text:style-name="T5">o</text:span><text:a xlink:type="simple" xlink:href="mailto:ohuarcayac@uni.pe" text:style-name="Internet_20_link" text:visited-style-name="Visited_20_Internet_20_Link"><text:span text:style-name="T4">huarcayac@uni.p</text:span></text:a><text:span text:style-name="T3">e</text:span></text:p>
      <text:p text:style-name="P7">Teléfonos:<text:tab/><text:tab/><text:tab/>01 3303356</text:p>
      <text:p text:style-name="P6"><text:tab/><text:tab/><text:tab/><text:tab/><text:span text:style-name="T2">996328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0:11:18.426221385</meta:creation-date>
    <dc:date>2018-03-07T11:21:03.970169046</dc:date>
    <meta:editing-duration>PT8M4S</meta:editing-duration>
    <meta:editing-cycles>2</meta:editing-cycles>
    <meta:generator>LibreOffice/5.4.2.2.0$Linux_X86_64 LibreOffice_project/40m0$Build-2</meta:generator>
    <meta:document-statistic meta:table-count="0" meta:image-count="0" meta:object-count="0" meta:page-count="1" meta:paragraph-count="12" meta:word-count="130" meta:character-count="825" meta:non-whitespace-character-count="698"/>
  </office:meta>
</office:document-meta>
</file>